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afd9" officeooo:paragraph-rsid="0010afd9"/>
    </style:style>
    <style:style style:name="P2" style:family="paragraph" style:parent-style-name="Standard">
      <style:text-properties officeooo:rsid="0010afd9" officeooo:paragraph-rsid="00112bbe"/>
    </style:style>
    <style:style style:name="P3" style:family="paragraph" style:parent-style-name="Standard">
      <style:text-properties officeooo:rsid="00112bbe" officeooo:paragraph-rsid="00112bbe"/>
    </style:style>
    <style:style style:name="P4" style:family="paragraph" style:parent-style-name="Header">
      <style:text-properties officeooo:rsid="000e30be" officeooo:paragraph-rsid="000e30be"/>
    </style:style>
    <style:style style:name="T1" style:family="text">
      <style:text-properties fo:color="#ff3333" style:text-underline-style="solid" style:text-underline-width="auto" style:text-underline-color="font-color"/>
    </style:style>
    <style:style style:name="T2" style:family="text">
      <style:text-properties fo:color="#ff3333" style:text-underline-style="solid" style:text-underline-width="auto" style:text-underline-color="font-color" officeooo:rsid="0010afd9"/>
    </style:style>
    <style:style style:name="T3" style:family="text">
      <style:text-properties fo:color="#ff3333" style:text-underline-style="none"/>
    </style:style>
    <style:style style:name="T4" style:family="text">
      <style:text-properties fo:color="#ff3333" style:text-underline-style="none" officeooo:rsid="0010afd9"/>
    </style:style>
    <style:style style:name="T5" style:family="text">
      <style:text-properties style:use-window-font-color="true" style:text-underline-style="none"/>
    </style:style>
    <style:style style:name="T6" style:family="text">
      <style:text-properties style:use-window-font-color="true" style:text-underline-style="none" officeooo:rsid="00112bbe"/>
    </style:style>
    <style:style style:name="T7" style:family="text">
      <style:text-properties style:use-window-font-color="true" style:text-underline-style="none" officeooo:rsid="0010afd9"/>
    </style:style>
    <style:style style:name="T8" style:family="text">
      <style:text-properties fo:color="#00cc00"/>
    </style:style>
    <style:style style:name="T9" style:family="text">
      <style:text-properties fo:color="#00cc00" style:text-underline-style="solid" style:text-underline-width="auto" style:text-underline-color="font-color"/>
    </style:style>
    <style:style style:name="T10" style:family="text">
      <style:text-properties fo:color="#000000" style:text-underline-style="none"/>
    </style:style>
    <style:style style:name="T11" style:family="text">
      <style:text-properties fo:color="#000000" style:text-underline-style="none" officeooo:rsid="00112b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c/.h} : </text:p>
      <text:p text:style-name="P1"><text:tab/><text:span text:style-name="T9">Réalisé :</text:span><text:span text:style-name="T8"> </text:span>Contient une fonction permettant au Schlanga de se déplacer de façon aléatoire dans les directions où le plateau est vide. La fonction renvoie une position dans laquelle le serpent peut se déplacer.</text:p>
      <text:p text:style-name="P1"><text:tab/><text:span text:style-name="T1">À réaliser :</text:span><text:span text:style-name="T5"> Il reste à programmer le Schlanga ayant une IA défensive et le Schlanga ayant une IA offensive.</text:span></text:p>
      <text:p text:style-name="P1"/>
      <text:p text:style-name="P1"><text:span text:style-name="T5">jeux{.c/.h} :</text:span></text:p>
      <text:p text:style-name="P1"><text:span text:style-name="T5"><text:tab/></text:span><text:span text:style-name="T9">Réalisé :</text:span><text:span text:style-name="T5"> Réutilisation des modules IA{.c/.h}, snake{.c/.h}, plateau{.c/.h} afin de rendre le jeu fonctionnel sous un terminal de commande. </text:span><text:span text:style-name="T6">Le serpent joueur se trouve en haut à gauche et le Schlanga en bas à droite</text:span></text:p>
      <text:p text:style-name="P1"><text:span text:style-name="T5"><text:tab/></text:span><text:span text:style-name="T1">À réaliser (en cours) :</text:span><text:span text:style-name="T10"> Réalisation d'une interface SDL pour rendre le jeu graphiquement plus esthétique </text:span><text:span text:style-name="T11">qui remplacera jeux{.c/.h} à l'avenir.</text:span></text:p>
      <text:p text:style-name="P1"/>
      <text:p text:style-name="P1">element{.c/.h} :</text:p>
      <text:p text:style-name="P1"><text:tab/><text:span text:style-name="T9">Réalisé :</text:span><text:span text:style-name="T5"> </text:span><text:span text:style-name="T6">Contient les fonctions permettant de contrôler</text:span><text:span text:style-name="T5"> l'état, l'élément qui lui est attribué, de chaque case du </text:span><text:span text:style-name="T6">tableau.</text:span></text:p>
      <text:p text:style-name="P1"/>
      <text:p text:style-name="P1"><text:span text:style-name="T10">plateau{.c/.h} :</text:span></text:p>
      <text:p text:style-name="P1"><text:span text:style-name="T10"><text:tab/></text:span><text:span text:style-name="T9">Réalisé :</text:span><text:span text:style-name="T10"> </text:span><text:span text:style-name="T11">Contient les fonctions permettant</text:span><text:span text:style-name="T10"> l'initialisation du plateau, </text:span><text:span text:style-name="T11">les ajouts ou mises à jour du plateau ainsi que les collisions.</text:span></text:p>
      <text:p text:style-name="P1"/>
      <text:p text:style-name="P3"><text:span text:style-name="T10">snake{.c/.h} :</text:span></text:p>
      <text:p text:style-name="P3"><text:tab/><text:span text:style-name="T9">Réalisé :</text:span><text:span text:style-name="T5"> Contient toutes les fonctions utiles à la création, déplacement d'un serpent.</text:span></text:p>
      <text:p text:style-name="P3"/>
      <text:p text:style-name="P3"><text:span text:style-name="T5">item{.c/.h} :</text:span></text:p>
      <text:p text:style-name="P2"><text:span text:style-name="T3"><text:tab/></text:span><text:span text:style-name="T1">À réaliser :</text:span><text:span text:style-name="T5"> Il reste à programmer </text:span><text:span text:style-name="T6">les différents items succeptibles d'entrer dans le cours de la partie.</text:span></text:p>
      <text:p text:style-name="P2"/>
      <text:p text:style-name="P3"><text:span text:style-name="T5">menu{.c/.h} :</text:span></text:p>
      <text:p text:style-name="P3"><text:span text:style-name="T5"><text:tab/></text:span><text:span text:style-name="T2">À réaliser :</text:span><text:span text:style-name="T7"> Il reste à programmer </text:span><text:span text:style-name="T5">un menu général permettant de naviguer entre le jeu, les paramètres de jeu et le tableau des scores.</text:span></text:p>
      <text:p text:style-name="P3"/>
      <text:p text:style-name="P3"><text:span text:style-name="T5">parametre{.c/.h} :</text:span></text:p>
      <text:p text:style-name="P3"><text:span text:style-name="T4"><text:tab/></text:span><text:span text:style-name="T2">À réaliser :</text:span><text:span text:style-name="T7"> </text:span><text:span text:style-name="T5">Il reste à programmer des fonctions nous permettant de choisir les différents paramètres du jeu (taille du plateau, taille des serpents…).</text:span></text:p>
      <text:p text:style-name="P3"/>
      <text:p text:style-name="P3"><text:span text:style-name="T5">highscore{.c/.h} :</text:span></text:p>
      <text:p text:style-name="P3"><text:span text:style-name="T7"><text:tab/></text:span><text:span text:style-name="T2">À réaliser :</text:span><text:span text:style-name="T7"> </text:span><text:span text:style-name="T5">Il reste à programmer une fonction calculant un score à chaque partie, une fonction demandant un pseudo en début de partie (afin de l'inclure au tableau des scores) et une fonction permettant l'élaboration d'un tableau des scores.</text:span></text:p>
      <text:p text:style-name="P3"/>
      <text:p text:style-name="P3"><text:span text:style-name="T5">Il reste également à vérifier certaines fuites de mémoire dans certaines fonctions, de mettre les documentations au format Doxygen et à réaliser les tests sous Valgr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30be" officeooo:paragraph-rsid="000e30b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02:48:40.439223824</meta:creation-date>
    <dc:date>2016-03-21T03:49:22.634730622</dc:date>
    <meta:editing-duration>PT14M51S</meta:editing-duration>
    <meta:editing-cycles>1</meta:editing-cycles>
    <meta:document-statistic meta:table-count="0" meta:image-count="0" meta:object-count="0" meta:page-count="1" meta:paragraph-count="21" meta:word-count="314" meta:character-count="1967" meta:non-whitespace-character-count="1662"/>
    <meta:generator>LibreOffice/4.2.8.2$Linux_X86_64 LibreOffice_project/420m0$Build-2</meta:generator>
  </office:meta>
</office:document-meta>
</file>